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423d5f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8f8dc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5cd4f"/>
    </style:style>
    <style:style style:name="P16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8f8dc"/>
    </style:style>
    <style:style style:name="P17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474b70"/>
    </style:style>
    <style:style style:name="P18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21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2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436ac9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fbc6d" officeooo:paragraph-rsid="003fbc6d" fo:background-color="#ffffff" style:font-name-asian="Times New Roman1" style:font-name-complex="Times New Roman1"/>
    </style:style>
    <style:style style:name="P2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48f8dc" officeooo:paragraph-rsid="0048f8dc" fo:background-color="#ffffff" style:font-name-asian="Times New Roman1" style:font-name-complex="Times New Roman1"/>
    </style:style>
    <style:style style:name="P28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527bb2" officeooo:paragraph-rsid="00527bb2" fo:background-color="#ffffff" style:font-name-asian="Times New Roman1" style:font-name-complex="Times New Roman1"/>
    </style:style>
    <style:style style:name="P30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fo:line-height="0.0299in" fo:background-color="#ffffff" style:shadow="none" style:vertical-align="baseline"/>
      <style:text-properties fo:color="#000000" style:font-name="Segoe UI Semilight" fo:font-size="7pt" officeooo:rsid="004aeb0f" officeooo:paragraph-rsid="00527bb2" fo:background-color="#ffffff" style:font-name-asian="Times New Roman1" style:font-size-asian="7pt" style:font-name-complex="Times New Roman1" style:font-size-complex="7pt" style:font-weight-complex="bold"/>
    </style:style>
    <style:style style:name="P32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0299in" fo:background-color="#ffffff" style:shadow="none" style:vertical-align="baseline"/>
      <style:text-properties fo:color="#000000" style:font-name="Segoe UI Semilight" fo:font-size="7pt" officeooo:rsid="004aeb0f" officeooo:paragraph-rsid="00527bb2" fo:background-color="#ffffff" style:font-name-asian="Times New Roman1" style:font-size-asian="7pt" style:font-name-complex="Times New Roman1" style:font-size-complex="7pt" style:font-weight-complex="bold"/>
    </style:style>
    <style:style style:name="P3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c5edc"/>
    </style:style>
    <style:style style:name="P35" style:family="paragraph" style:parent-style-name="Text_20_body" style:list-style-name="WWNum25">
      <style:paragraph-properties fo:margin-top="0in" fo:margin-bottom="0in" loext:contextual-spacing="true" fo:line-height="0.2in" style:shadow="none"/>
      <style:text-properties fo:font-size="11pt" officeooo:paragraph-rsid="0048f8dc" style:font-size-asian="11pt" style:font-size-complex="11pt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5cd4f" officeooo:paragraph-rsid="0048f8dc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497721" officeooo:paragraph-rsid="00527bb2" style:font-name-asian="Times New Roman1" style:font-name-complex="Times New Roman1" style:font-weight-complex="bold"/>
    </style:style>
    <style:style style:name="P3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45cd4f" style:font-name-asian="Times New Roman1" style:font-name-complex="Times New Roman1" style:font-weight-complex="bold"/>
    </style:style>
    <style:style style:name="P3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436ac9"/>
    </style:style>
    <style:style style:name="P40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41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497721" style:font-name-asian="Times New Roman1" style:font-name-complex="Times New Roman1" style:font-weight-complex="bold"/>
    </style:style>
    <style:style style:name="T9" style:family="text">
      <style:text-properties fo:color="#000000" style:font-name="Calibri Light1" officeooo:rsid="0026616e" style:font-name-asian="Times New Roman1" style:font-name-complex="Times New Roman1"/>
    </style:style>
    <style:style style:name="T10" style:family="text">
      <style:text-properties fo:color="#000000" style:font-name="Calibri Light1" officeooo:rsid="002705aa" style:font-name-asian="Times New Roman1" style:font-name-complex="Times New Roman1"/>
    </style:style>
    <style:style style:name="T11" style:family="text">
      <style:text-properties fo:color="#000000" style:font-name="Calibri Light1" officeooo:rsid="00436ac9" style:font-name-asian="Times New Roman1" style:font-name-complex="Times New Roman1"/>
    </style:style>
    <style:style style:name="T12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7" style:family="text">
      <style:text-properties fo:color="#000000" style:font-name="Calibri Light1" officeooo:rsid="00423d5f" fo:background-color="#ffffff" loext:char-shading-value="0" style:font-name-asian="Times New Roman1" style:font-name-complex="Times New Roman1"/>
    </style:style>
    <style:style style:name="T18" style:family="text">
      <style:text-properties fo:color="#000000" style:font-name="Calibri Light1" officeooo:rsid="004ed51b" fo:background-color="#ffffff" loext:char-shading-value="0" style:font-name-asian="Times New Roman1" style:font-name-complex="Times New Roman1"/>
    </style:style>
    <style:style style:name="T19" style:family="text">
      <style:text-properties fo:color="#000000" style:font-name-asian="Times New Roman1" style:font-name-complex="Times New Roman1" style:font-weight-complex="bold"/>
    </style:style>
    <style:style style:name="T20" style:family="text">
      <style:text-properties fo:color="#000000" officeooo:rsid="0010dfe8" style:font-name-asian="Times New Roman1" style:font-name-complex="Times New Roman1" style:font-weight-complex="bold"/>
    </style:style>
    <style:style style:name="T21" style:family="text">
      <style:text-properties fo:color="#000000" officeooo:rsid="0013dc92" style:font-name-asian="Times New Roman1" style:font-name-complex="Times New Roman1" style:font-weight-complex="bold"/>
    </style:style>
    <style:style style:name="T22" style:family="text">
      <style:text-properties fo:color="#000000" officeooo:rsid="001fa27f" style:font-name-asian="Times New Roman1" style:font-name-complex="Times New Roman1" style:font-weight-complex="bold"/>
    </style:style>
    <style:style style:name="T23" style:family="text">
      <style:text-properties fo:color="#000000" officeooo:rsid="00243ec1" style:font-name-asian="Times New Roman1" style:font-name-complex="Times New Roman1" style:font-weight-complex="bold"/>
    </style:style>
    <style:style style:name="T24" style:family="text">
      <style:text-properties fo:color="#000000" officeooo:rsid="0045cd4f" style:font-name-asian="Times New Roman1" style:font-name-complex="Times New Roman1" style:font-weight-complex="bold"/>
    </style:style>
    <style:style style:name="T25" style:family="text">
      <style:text-properties fo:color="#000000" officeooo:rsid="00474b70" style:font-name-asian="Times New Roman1" style:font-name-complex="Times New Roman1" style:font-weight-complex="bold"/>
    </style:style>
    <style:style style:name="T26" style:family="text">
      <style:text-properties fo:color="#000000" officeooo:rsid="0048f8dc" style:font-name-asian="Times New Roman1" style:font-name-complex="Times New Roman1" style:font-weight-complex="bold"/>
    </style:style>
    <style:style style:name="T27" style:family="text">
      <style:text-properties fo:color="#000000" fo:background-color="#ffffff" loext:char-shading-value="0" style:font-name-asian="Times New Roman1" style:font-name-complex="Times New Roman1"/>
    </style:style>
    <style:style style:name="T28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9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30" style:family="text">
      <style:text-properties fo:color="#000000" style:font-name="Calibri Light2" officeooo:rsid="00474b70" style:font-name-asian="Times New Roman1" style:font-name-complex="Times New Roman1" style:font-weight-complex="bold"/>
    </style:style>
    <style:style style:name="T31" style:family="text">
      <style:text-properties style:font-name="Calibri Light1"/>
    </style:style>
    <style:style style:name="T32" style:family="text">
      <style:text-properties style:font-name="Calibri Light1" fo:font-style="italic" style:font-style-asian="italic" style:font-style-complex="italic"/>
    </style:style>
    <style:style style:name="T33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4" style:family="text">
      <style:text-properties style:font-name="Calibri Light1" fo:font-style="italic" officeooo:rsid="0045cd4f" style:font-name-asian="Times New Roman1" style:font-style-asian="italic" style:font-name-complex="Times New Roman1" style:font-style-complex="normal" style:font-weight-complex="bold"/>
    </style:style>
    <style:style style:name="T35" style:family="text">
      <style:text-properties style:font-name="Calibri Light1" style:font-style-complex="italic"/>
    </style:style>
    <style:style style:name="T36" style:family="text">
      <style:text-properties style:font-name="Calibri Light1" officeooo:rsid="00319461" style:font-style-complex="italic"/>
    </style:style>
    <style:style style:name="T37" style:family="text">
      <style:text-properties style:font-name="Calibri Light1" officeooo:rsid="00182a72"/>
    </style:style>
    <style:style style:name="T38" style:family="text">
      <style:text-properties style:font-name="Calibri Light1" officeooo:rsid="001fa27f"/>
    </style:style>
    <style:style style:name="T39" style:family="text">
      <style:text-properties style:font-name="Calibri Light1" officeooo:rsid="002fbc15"/>
    </style:style>
    <style:style style:name="T40" style:family="text">
      <style:text-properties style:font-name="Calibri Light1" officeooo:rsid="00374d35"/>
    </style:style>
    <style:style style:name="T41" style:family="text">
      <style:text-properties style:font-name="Calibri Light1" fo:font-style="normal" style:font-style-asian="normal" style:font-style-complex="normal"/>
    </style:style>
    <style:style style:name="T42" style:family="text">
      <style:text-properties style:font-name="Calibri Light1" fo:font-style="normal" officeooo:rsid="001d8970" style:font-style-asian="normal" style:font-style-complex="normal"/>
    </style:style>
    <style:style style:name="T43" style:family="text">
      <style:text-properties style:font-name="Calibri Light1" fo:font-style="normal" officeooo:rsid="00423d5f" style:font-style-asian="normal" style:font-style-complex="normal"/>
    </style:style>
    <style:style style:name="T44" style:family="text">
      <style:text-properties style:font-name="Calibri Light1" fo:font-style="normal" officeooo:rsid="0048f8dc" style:font-style-asian="normal" style:font-style-complex="normal"/>
    </style:style>
    <style:style style:name="T45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6" style:family="text">
      <style:text-properties style:font-name="Calibri Light1" fo:font-style="normal" officeooo:rsid="004ed51b" fo:background-color="#ffffff" loext:char-shading-value="0" style:font-name-asian="Times New Roman1" style:font-style-asian="normal" style:font-name-complex="Times New Roman1" style:font-style-complex="normal"/>
    </style:style>
    <style:style style:name="T47" style:family="text">
      <style:text-properties style:font-name="Calibri Light1" fo:font-style="normal" officeooo:rsid="0045cd4f" style:font-name-asian="Times New Roman1" style:font-style-asian="normal" style:font-name-complex="Times New Roman1" style:font-style-complex="normal" style:font-weight-complex="bold"/>
    </style:style>
    <style:style style:name="T48" style:family="text">
      <style:text-properties style:font-name="Calibri Light1" fo:font-style="normal" officeooo:rsid="0048f8dc" style:font-name-asian="Times New Roman1" style:font-style-asian="normal" style:font-name-complex="Times New Roman1" style:font-style-complex="normal" style:font-weight-complex="bold"/>
    </style:style>
    <style:style style:name="T49" style:family="text">
      <style:text-properties style:font-name="Calibri Light1" fo:font-style="normal" officeooo:rsid="004c5edc" style:font-name-asian="Times New Roman1" style:font-style-asian="normal" style:font-name-complex="Times New Roman1" style:font-style-complex="normal" style:font-weight-complex="bold"/>
    </style:style>
    <style:style style:name="T50" style:family="text">
      <style:text-properties style:font-name="Calibri Light1" fo:font-style="normal" officeooo:rsid="004dba35" style:font-name-asian="Times New Roman1" style:font-style-asian="normal" style:font-name-complex="Times New Roman1" style:font-style-complex="normal" style:font-weight-complex="bold"/>
    </style:style>
    <style:style style:name="T51" style:family="text">
      <style:text-properties style:font-name="Calibri Light1" fo:font-style="normal" officeooo:rsid="004ed51b" style:font-name-asian="Times New Roman1" style:font-style-asian="normal" style:font-name-complex="Times New Roman1" style:font-style-complex="normal" style:font-weight-complex="bold"/>
    </style:style>
    <style:style style:name="T52" style:family="text">
      <style:text-properties style:font-name="Calibri Light1" fo:font-style="normal" officeooo:rsid="0050e218" style:font-name-asian="Times New Roman1" style:font-style-asian="normal" style:font-name-complex="Times New Roman1" style:font-style-complex="normal" style:font-weight-complex="bold"/>
    </style:style>
    <style:style style:name="T53" style:family="text">
      <style:text-properties style:font-name="Calibri Light1" fo:background-color="#ffffff" loext:char-shading-value="0" style:font-name-asian="Times New Roman1" style:font-name-complex="Times New Roman1"/>
    </style:style>
    <style:style style:name="T54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55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56" style:family="text">
      <style:text-properties style:font-name="Calibri Light1" style:font-name-asian="Times New Roman1" style:font-name-complex="Times New Roman1" style:font-weight-complex="bold"/>
    </style:style>
    <style:style style:name="T57" style:family="text">
      <style:text-properties style:font-name="Calibri Light1" officeooo:rsid="002f825e" style:font-name-asian="Times New Roman1" style:font-name-complex="Times New Roman1" style:font-weight-complex="bold"/>
    </style:style>
    <style:style style:name="T58" style:family="text">
      <style:text-properties style:font-name="Calibri Light1" officeooo:rsid="0011d00d" style:font-name-asian="Times New Roman1" style:font-name-complex="Times New Roman1" style:font-weight-complex="bold"/>
    </style:style>
    <style:style style:name="T59" style:family="text">
      <style:text-properties style:font-name="Calibri Light1" officeooo:rsid="0045cd4f" style:font-name-asian="Times New Roman1" style:font-name-complex="Times New Roman1" style:font-weight-complex="bold"/>
    </style:style>
    <style:style style:name="T60" style:family="text">
      <style:text-properties style:font-name="Calibri Light1" officeooo:rsid="004b71c1" style:font-name-asian="Times New Roman1" style:font-name-complex="Times New Roman1" style:font-weight-complex="bold"/>
    </style:style>
    <style:style style:name="T61" style:family="text">
      <style:text-properties fo:color="#808080" style:font-name="Calibri Light2" style:font-name-asian="Times New Roman1" style:font-name-complex="Times New Roman1" style:font-weight-complex="bold"/>
    </style:style>
    <style:style style:name="T62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63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64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65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66" style:family="text">
      <style:text-properties fo:color="#808080" style:font-name="Calibri Light2" officeooo:rsid="00474b70" style:font-name-asian="Times New Roman1" style:font-name-complex="Times New Roman1" style:font-weight-complex="bold"/>
    </style:style>
    <style:style style:name="T67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68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69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70" style:family="text">
      <style:text-properties fo:color="#808080" style:font-name="Calibri Light1" fo:font-style="normal" style:font-style-asian="normal" style:font-style-complex="normal"/>
    </style:style>
    <style:style style:name="T71" style:family="text">
      <style:text-properties fo:color="#808080" style:font-name="Calibri Light1" fo:font-style="normal" officeooo:rsid="00388b88" style:font-style-asian="normal" style:font-style-complex="normal"/>
    </style:style>
    <style:style style:name="T72" style:family="text">
      <style:text-properties fo:color="#808080" style:font-name="Calibri Light1" fo:font-style="normal" officeooo:rsid="00423d5f" style:font-style-asian="normal" style:font-style-complex="normal"/>
    </style:style>
    <style:style style:name="T73" style:family="text">
      <style:text-properties fo:color="#808080" style:font-name="Calibri Light1" style:font-style-complex="italic"/>
    </style:style>
    <style:style style:name="T74" style:family="text">
      <style:text-properties fo:color="#808080" style:font-name="Calibri Light1" officeooo:rsid="00388b88" style:font-style-complex="italic"/>
    </style:style>
    <style:style style:name="T75" style:family="text">
      <style:text-properties fo:color="#808080" style:font-name="Calibri Light1" officeooo:rsid="00423d5f" style:font-style-complex="italic"/>
    </style:style>
    <style:style style:name="T76" style:family="text">
      <style:text-properties fo:color="#808080" style:font-name="Calibri Light1" style:font-name-asian="Times New Roman1" style:font-name-complex="Times New Roman1" style:font-weight-complex="bold"/>
    </style:style>
    <style:style style:name="T77" style:family="text">
      <style:text-properties fo:color="#666666" officeooo:rsid="001fa27f" style:font-name-asian="Times New Roman1" style:font-name-complex="Times New Roman1" style:font-weight-complex="bold"/>
    </style:style>
    <style:style style:name="T78" style:family="text">
      <style:text-properties fo:color="#666666" officeooo:rsid="0045cd4f" style:font-name-asian="Times New Roman1" style:font-name-complex="Times New Roman1" style:font-weight-complex="bold"/>
    </style:style>
    <style:style style:name="T79" style:family="text">
      <style:text-properties fo:color="#666666" officeooo:rsid="0048f8dc" style:font-name-asian="Times New Roman1" style:font-name-complex="Times New Roman1" style:font-weight-complex="bold"/>
    </style:style>
    <style:style style:name="T80" style:family="text">
      <style:text-properties fo:color="#666666" fo:font-weight="normal" style:font-weight-asian="normal" style:font-weight-complex="normal"/>
    </style:style>
    <style:style style:name="T81" style:family="text">
      <style:text-properties style:font-name-asian="Times New Roman1" style:font-name-complex="Times New Roman1"/>
    </style:style>
    <style:style style:name="T82" style:family="text">
      <style:text-properties officeooo:rsid="003d1e59" style:font-name-asian="Times New Roman1" style:font-name-complex="Times New Roman1"/>
    </style:style>
    <style:style style:name="T83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85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86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7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8" style:family="text">
      <style:text-properties fo:font-variant="normal" fo:text-transform="none" style:font-name="Calibri Light2" fo:letter-spacing="normal" fo:font-style="normal" fo:font-weight="normal" officeooo:rsid="0045cd4f" style:font-weight-asian="normal" style:font-weight-complex="normal"/>
    </style:style>
    <style:style style:name="T89" style:family="text">
      <style:text-properties fo:font-variant="normal" fo:text-transform="none" style:font-name="Calibri Light2" fo:letter-spacing="normal" fo:font-style="normal" fo:font-weight="normal" officeooo:rsid="00182a72" style:font-name-asian="Times New Roman1" style:font-weight-asian="normal" style:font-name-complex="Times New Roman1" style:font-weight-complex="normal"/>
    </style:style>
    <style:style style:name="T90" style:family="text">
      <style:text-properties fo:font-variant="normal" fo:text-transform="none" style:font-name="Calibri Light2" fo:letter-spacing="normal" fo:font-style="normal" fo:font-weight="normal" officeooo:rsid="001fa27f" style:font-name-asian="Times New Roman1" style:font-weight-asian="normal" style:font-name-complex="Times New Roman1" style:font-weight-complex="normal"/>
    </style:style>
    <style:style style:name="T91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92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93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94" style:family="text">
      <style:text-properties fo:font-variant="normal" fo:text-transform="none" fo:color="#000000" style:font-name="Calibri Light1" fo:letter-spacing="normal" officeooo:rsid="004841e7" style:font-name-asian="Times New Roman1" style:font-name-complex="Times New Roman1" style:font-weight-complex="bold"/>
    </style:style>
    <style:style style:name="T95" style:family="text">
      <style:text-properties fo:font-variant="normal" fo:text-transform="none" fo:color="#000000" style:font-name="Calibri Light1" fo:letter-spacing="normal" fo:font-style="normal" fo:font-weight="normal" officeooo:rsid="0048f8dc" style:font-name-asian="Times New Roman1" style:font-name-complex="Times New Roman1" style:font-weight-complex="bold"/>
    </style:style>
    <style:style style:name="T96" style:family="text">
      <style:text-properties fo:font-variant="normal" fo:text-transform="none" fo:color="#000000" style:font-name="Calibri Light1" fo:letter-spacing="normal" fo:font-style="normal" fo:font-weight="normal" officeooo:rsid="002fbc15" style:font-name-asian="Times New Roman1" style:font-name-complex="Times New Roman1" style:font-weight-complex="bold"/>
    </style:style>
    <style:style style:name="T97" style:family="text">
      <style:text-properties fo:font-variant="normal" fo:text-transform="none" style:font-name="Calibri Light1" fo:letter-spacing="normal" fo:font-style="normal" fo:font-weight="normal" officeooo:rsid="002fbc15"/>
    </style:style>
    <style:style style:name="T98" style:family="text">
      <style:text-properties fo:font-variant="normal" fo:text-transform="none" fo:font-size="7pt" fo:letter-spacing="normal" fo:font-style="normal" fo:font-weight="normal" officeooo:rsid="002fbc15" fo:background-color="#ffffff" loext:char-shading-value="0" style:font-size-asian="7pt" style:font-size-complex="7pt"/>
    </style:style>
    <style:style style:name="T99" style:family="text">
      <style:text-properties style:font-name="Lato Hairline1"/>
    </style:style>
    <style:style style:name="T100" style:family="text">
      <style:text-properties officeooo:rsid="0022a991"/>
    </style:style>
    <style:style style:name="T101" style:family="text">
      <style:text-properties officeooo:rsid="0027e78a"/>
    </style:style>
    <style:style style:name="T102" style:family="text">
      <style:text-properties officeooo:rsid="002c84d4"/>
    </style:style>
    <style:style style:name="T103" style:family="text">
      <style:text-properties fo:font-style="normal" style:font-name-asian="Times New Roman1" style:font-style-asian="normal" style:font-name-complex="Times New Roman1" style:font-style-complex="normal"/>
    </style:style>
    <style:style style:name="T104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105" style:family="text">
      <style:text-properties fo:font-style="italic" officeooo:rsid="000f989d" style:font-name-asian="Times New Roman1" style:font-style-asian="italic" style:font-name-complex="Times New Roman1"/>
    </style:style>
    <style:style style:name="T106" style:family="text">
      <style:text-properties officeooo:rsid="00388b88"/>
    </style:style>
    <style:style style:name="T107" style:family="text">
      <style:text-properties officeooo:rsid="0041102a"/>
    </style:style>
    <style:style style:name="T108" style:family="text">
      <style:text-properties officeooo:rsid="00423d5f"/>
    </style:style>
    <style:style style:name="T109" style:family="text">
      <style:text-properties officeooo:rsid="0045cd4f"/>
    </style:style>
    <style:style style:name="T110" style:family="text">
      <style:text-properties officeooo:rsid="00527bb2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custom-shape text:anchor-type="paragraph" draw:z-index="0" draw:name="Text Box 2" draw:style-name="gr1" draw:text-style-name="P42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1">thung1@binghamton.edu <text:s text:c="6"/>(646) 436-9103</text:p><text:p text:style-name="P22"><text:span text:style-name="T82">http://</text:span><text:span text:style-name="T81">timhung.</text:span><text:span text:style-name="T82">codes</text:span><text:span text:style-name="T81"><text:tab/><text:tab/> <text:s text:c="2"/>github.com/AvocadosConstant</text:span></text:p><text:p text:style-name="P20">linkedin.com/in/timhung1 <text:s text:c="2"/><text:tab/> <text:s text:c="2"/>devpost.com/AvocadosConstant</text:p></draw:text-box></draw:frame><draw:line text:anchor-type="paragraph" draw:z-index="2" draw:style-name="gr2" draw:text-style-name="P43" svg:x1="2.6709in" svg:y1="0.0008in" svg:x2="2.6709in" svg:y2="0.7299in"><text:p/></draw:line><text:span text:style-name="T99">Tim Hung</text:span> </text:p>
      <text:p text:style-name="P10">Education</text:p>
      <text:p text:style-name="P5">Binghamton University, State University of New York, Thomas J. Watson School of Engineering and Applied Science</text:p>
      <text:p text:style-name="P11"><text:span text:style-name="T103">Bachelor of Science in Computer Science and Bachelor of Arts in Mathematic</text:span><text:span text:style-name="T104">s</text:span><text:span text:style-name="T105"><text:tab/><text:tab/><text:tab/> <text:s text:c="10"/></text:span><text:span text:style-name="T81">Expected May ‘18</text:span></text:p>
      <text:p text:style-name="P8"><text:span text:style-name="T1"><text:tab/>Lyle &amp; Dorothy Feisel Scholarship | Univers</text:span><text:bookmark text:name="_GoBack"/><text:span text:style-name="T1">ity Scholars (Top 2%) </text:span><text:span text:style-name="T9">| </text:span><text:bookmark text:name="firstHeading"/><text:span text:style-name="T91">ΠM</text:span><text:span text:style-name="T10">E M</text:span><text:span text:style-name="T9">ath Honor Society</text:span><text:span text:style-name="T1"> </text:span><text:span text:style-name="T11">| Watson Dean’s List</text:span></text:p>
      <text:p text:style-name="P19">Skills</text:p>
      <text:p text:style-name="P24"><text:span text:style-name="T23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25"><text:span text:style-name="T19">Technical</text:span><text:span text:style-name="T2"> <text:tab/>Java, C++, </text:span><text:span text:style-name="T93">Python</text:span><text:span text:style-name="T2">, JavaScript</text:span><text:span text:style-name="T92">, C♯</text:span><text:span text:style-name="T93">, </text:span><text:span text:style-name="T94">SQL, </text:span><text:span text:style-name="T92">HTML/CSS </text:span></text:p>
      <text:p text:style-name="P25"><text:span text:style-name="T20">T</text:span><text:span text:style-name="T19">ools</text:span><text:span text:style-name="T2"> <text:tab/><text:tab/></text:span><text:span text:style-name="T3">Node.js, </text:span><text:span text:style-name="T6">Open CV, </text:span><text:span text:style-name="T7">Android Development, Git, </text:span><text:span text:style-name="T2">UNIX Command Line, </text:span><text:span text:style-name="T3">Vim</text:span></text:p>
      <text:p text:style-name="P23"><text:span text:style-name="T19">Languages</text:span><text:span text:style-name="T2"> <text:tab/></text:span><text:span text:style-name="T68">Fluen</text:span><text:span text:style-name="T69">t</text:span><text:span text:style-name="T68">: </text:span><text:span text:style-name="T2">English, Mandarin Chinese | </text:span><text:span text:style-name="T68">Proficient: </text:span><text:span text:style-name="T2">Spanish, Taiwanese Hokkien</text:span></text:p>
      <text:p text:style-name="P18">Experience</text:p>
      <text:p text:style-name="P1"><text:span text:style-name="T106">Bloomberg L.P.</text:span><text:tab/><text:tab/><text:tab/><text:tab/><text:tab/><text:tab/><text:tab/><text:tab/><text:tab/><text:tab/> <text:s text:c="2"/><text:tab/><text:tab/> <text:s/><text:span text:style-name="T106">New York</text:span>, <text:span text:style-name="T106">NY</text:span></text:p>
      <text:p text:style-name="P3"><text:span text:style-name="T71">Software Engineering</text:span><text:span text:style-name="T70"> Intern </text:span><text:span text:style-name="T72">| Data, Web, &amp; Analytics</text:span><text:span text:style-name="T32"><text:tab/><text:tab/> <text:s text:c="11"/><text:tab/><text:tab/> <text:s text:c="9"/><text:tab/> <text:tab/> <text:s text:c="12"/></text:span><text:span text:style-name="T75">Jun</text:span><text:span text:style-name="T73"> ’1</text:span><text:span text:style-name="T74">7 </text:span><text:span text:style-name="T73">– </text:span><text:span text:style-name="T75">Aug ‘17</text:span></text:p>
      <text:list xml:id="list5018902823586683893" text:style-name="WWNum25">
        <text:list-item>
          <text:p text:style-name="P26"><text:span text:style-name="T108">Enrich internal applications </text:span>by leveraging geolocation data <text:span text:style-name="T107">to refine search functionality</text:span></text:p>
        </text:list-item>
        <text:list-item>
          <text:p text:style-name="P27">Update 3-tier architecture to dynamically build DB queries through multiple services and display with Angular.js</text:p>
        </text:list-item>
      </text:list>
      <text:p text:style-name="P31"><text:span text:style-name="T97"><text:s/></text:span></text:p>
      <text:p text:style-name="P2">Microsoft Corporation<text:tab/><text:tab/><text:tab/><text:tab/><text:tab/><text:tab/><text:tab/><text:tab/><text:tab/><text:tab/><text:tab/> <text:s text:c="2"/><text:span text:style-name="T101">Bellevue</text:span>, WA</text:p>
      <text:p text:style-name="P12"><text:span text:style-name="T44">Software Engineer</text:span><text:span text:style-name="T41">/P</text:span><text:span text:style-name="T42">roduct </text:span><text:span text:style-name="T41">M</text:span><text:span text:style-name="T42">anager</text:span><text:span text:style-name="T41"> In</text:span><text:span text:style-name="T43">­</text:span><text:span text:style-name="T41">tern </text:span><text:span text:style-name="T43">| Cortana/ASG</text:span><text:span text:style-name="T32"><text:tab/><text:tab/><text:tab/> <text:s text:c="11"/><text:tab/><text:tab/> <text:s text:c="10"/></text:span><text:span text:style-name="T35">May ’16 – </text:span><text:span text:style-name="T36">Aug '16</text:span></text:p>
      <text:list xml:id="list235749911162214" text:continue-numbering="true" text:style-name="WWNum25">
        <text:list-item>
          <text:p text:style-name="P28">Developed platform to extend Cortana compatibility with over 3<text:span text:style-name="T110">4</text:span>0 new services in a team of 3</text:p>
        </text:list-item>
        <text:list-item>
          <text:p text:style-name="P29">Built architecture to integrate existing Cortana technologies with third party APIs using MS Azure</text:p>
        </text:list-item>
      </text:list>
      <text:p text:style-name="P31"><text:span text:style-name="T97"><text:s/></text:span></text:p>
      <text:p text:style-name="P4">Binghamton University Computer Science Department<text:tab/><text:tab/><text:tab/><text:tab/><text:tab/> <text:s text:c="9"/>Binghamton, NY</text:p>
      <text:p text:style-name="P13"><text:span text:style-name="T45">Course Assistant for CS-140: Object Oriented Programming <text:s/></text:span><text:span text:style-name="T33"><text:tab/><text:tab/><text:tab/><text:tab/><text:tab/> <text:s text:c="13"/></text:span><text:span text:style-name="T54">Sep ’15 – </text:span><text:span text:style-name="T55">Jan '16</text:span></text:p>
      <text:list xml:id="list235750203581414" text:continue-numbering="true" text:style-name="WWNum25">
        <text:list-item>
          <text:p text:style-name="P30">Guide<text:span text:style-name="T100">d</text:span>, <text:span text:style-name="T100">taught</text:span>, grade<text:span text:style-name="T100">d, and held office hours for </text:span>class of <text:span text:style-name="T102">30</text:span> students</text:p>
        </text:list-item>
      </text:list>
      <text:p text:style-name="P31"><text:span text:style-name="T97"><text:s/></text:span></text:p>
      <text:p text:style-name="P9"><text:span text:style-name="T29">Binghamton ACM Student Chapter</text:span><text:span text:style-name="T28"> Executive Board<text:tab/><text:tab/><text:tab/><text:tab/><text:tab/><text:tab/> <text:s text:c="9"/>Binghamton, NY</text:span><text:span text:style-name="T27"><text:tab/></text:span></text:p>
      <text:p text:style-name="P13"><text:span text:style-name="T46">President</text:span><text:span text:style-name="T45"> </text:span><text:span text:style-name="T53"><text:tab/><text:tab/><text:tab/><text:tab/><text:tab/><text:tab/><text:tab/><text:tab/> <text:s text:c="13"/><text:tab/><text:tab/><text:tab/><text:tab/>Jan ’15 - Present</text:span></text:p>
      <text:list xml:id="list235749244250799" text:continue-numbering="true" text:style-name="WWNum25">
        <text:list-item>
          <text:p text:style-name="P33"><text:span text:style-name="T15">O</text:span><text:span text:style-name="T13">rganize </text:span><text:span text:style-name="T18">and run </text:span><text:span text:style-name="T12">monthly ACM Programming Competitions </text:span><text:span text:style-name="T14">and weekly </text:span><text:span text:style-name="T16">tech </text:span><text:span text:style-name="T14">workshops </text:span><text:span text:style-name="T15">to promote </text:span><text:span text:style-name="T17">CS on campus</text:span></text:p>
        </text:list-item>
      </text:list>
      <text:p text:style-name="P18">Projects</text:p>
      <text:p text:style-name="P16"><text:span text:style-name="T26">fbmsgparse<text:tab/><text:tab/></text:span><text:span text:style-name="T79"><text:tab/><text:tab/><text:tab/><text:tab/></text:span><text:span text:style-name="T77"><text:tab/><text:tab/></text:span><text:span text:style-name="T19"> <text:s text:c="4"/><text:tab/> <text:s text:c="13"/><text:tab/> <text:s text:c="9"/></text:span><text:span text:style-name="T22">Binghamton, </text:span><text:span text:style-name="T26">NY</text:span></text:p>
      <text:p text:style-name="P14"><text:span text:style-name="T49">Text Preprocessing Python Module</text:span><text:span text:style-name="T48"><text:tab/><text:tab/><text:tab/><text:tab/></text:span><text:span text:style-name="T56"><text:tab/><text:tab/><text:tab/><text:tab/><text:tab/> <text:s text:c="13"/></text:span><text:span text:style-name="T60">May</text:span><text:span text:style-name="T56"> ‘1</text:span><text:span text:style-name="T60">7</text:span></text:p>
      <text:list xml:id="list235748864000748" text:continue-numbering="true" text:style-name="WWNum25">
        <text:list-item>
          <text:p text:style-name="P35"><text:span text:style-name="T95">Built module to c</text:span><text:span text:style-name="T96">lean, organize, </text:span><text:span text:style-name="T95">and </text:span><text:span text:style-name="T96">preprocess Facebook message history</text:span></text:p>
        </text:list-item>
      </text:list>
      <text:p text:style-name="P31"><text:span text:style-name="T97"><text:s/></text:span></text:p>
      <text:p text:style-name="P16"><text:span text:style-name="T24">Exploring Triangulation</text:span><text:span text:style-name="T78"><text:tab/><text:tab/><text:tab/><text:tab/></text:span><text:span text:style-name="T24"><text:tab/><text:tab/><text:tab/><text:tab/><text:tab/> <text:s text:c="9"/></text:span><text:span text:style-name="T22">Binghamton, </text:span><text:span text:style-name="T26">NY</text:span></text:p>
      <text:p text:style-name="P14"><text:span text:style-name="T49">Image Processing Research<text:tab/><text:tab/><text:tab/></text:span><text:span text:style-name="T47"><text:tab/></text:span><text:span text:style-name="T56"><text:tab/><text:tab/><text:tab/><text:tab/><text:tab/><text:tab/> <text:s text:c="7"/><text:tab/> </text:span><text:span text:style-name="T59">Dec</text:span><text:span text:style-name="T56"> ‘1</text:span><text:span text:style-name="T57">6</text:span></text:p>
      <text:list xml:id="list235750657951040" text:continue-numbering="true" text:style-name="WWNum25">
        <text:list-item>
          <text:p text:style-name="P36"><text:span text:style-name="T5">R</text:span><text:span text:style-name="T2">esearched and developed methods to </text:span><text:span text:style-name="T8">geometrically </text:span><text:span text:style-name="T2">triangulate photographs for low-poly art and compression</text:span></text:p>
        </text:list-item>
        <text:list-item>
          <text:p text:style-name="P37">Implemented feature/corner detection and Delaunay triangulation to segment images</text:p>
          <text:p text:style-name="P32"><text:span text:style-name="T97"><text:s/></text:span></text:p>
        </text:list-item>
      </text:list>
      <text:p text:style-name="P15"><text:span text:style-name="T22">My Facebook Home<text:tab/><text:tab/><text:tab/><text:tab/><text:tab/><text:tab/><text:tab/></text:span><text:span text:style-name="T19"> <text:s text:c="4"/><text:tab/> <text:s text:c="15"/><text:tab/><text:tab/> <text:s text:c="7"/></text:span><text:span text:style-name="T22">Dallas, TX</text:span></text:p>
      <text:p text:style-name="P34"><text:span text:style-name="T52">IoT </text:span><text:span text:style-name="T51">Chatbot @ </text:span><text:span text:style-name="T49">HackDFW | 1st Place out of over 350 competitors</text:span><text:span text:style-name="T47"><text:tab/><text:tab/><text:tab/><text:tab/><text:tab/></text:span><text:span text:style-name="T56"><text:tab/><text:tab/> </text:span><text:span text:style-name="T57">Apr</text:span><text:span text:style-name="T56"> ‘1</text:span><text:span text:style-name="T57">6</text:span></text:p>
      <text:list xml:id="list235749186163402" text:continue-numbering="true" text:style-name="WWNum25">
        <text:list-item>
          <text:p text:style-name="P40"><text:span text:style-name="T37">Developed</text:span><text:span text:style-name="T31"> </text:span><text:span text:style-name="T38">a home automation chat bot for Facebook Messenger in 24 hours </text:span><text:span text:style-name="T40">in</text:span><text:span text:style-name="T37"> a team of </text:span><text:span text:style-name="T39">3</text:span></text:p>
        </text:list-item>
        <text:list-item>
          <text:p text:style-name="P38">Wrote <text:span text:style-name="T109">a primitive </text:span>NLP backend <text:span text:style-name="T109">for</text:span> command recognition and a <text:span text:style-name="T109">built a </text:span>home security camera web client</text:p>
        </text:list-item>
      </text:list>
      <text:p text:style-name="P31"><text:span text:style-name="T97"><text:s/></text:span></text:p>
      <text:p text:style-name="P6">dinotes<text:span text:style-name="T80"><text:tab/><text:tab/><text:tab/></text:span><text:tab/><text:tab/><text:tab/><text:tab/><text:tab/><text:tab/><text:tab/> American Museum of Natural History</text:p>
      <text:p text:style-name="P13"><text:span text:style-name="T50">Paleontology Documentation Web App @ Hack the Dinos</text:span><text:span text:style-name="T47"><text:tab/><text:tab/><text:tab/></text:span><text:span text:style-name="T34"><text:tab/><text:tab/><text:tab/><text:tab/><text:tab/></text:span><text:span text:style-name="T58">Nov</text:span><text:span text:style-name="T56"> ‘15</text:span></text:p>
      <text:list xml:id="list235750427824295" text:continue-numbering="true" text:style-name="WWNum25">
        <text:list-item>
          <text:p text:style-name="P39"><text:span text:style-name="T89">Built </text:span><text:span text:style-name="T90">cross</text:span><text:span text:style-name="T89">-device friendly </text:span><text:span text:style-name="T90">web client </text:span><text:span text:style-name="T84">t</text:span><text:span text:style-name="T83">o </text:span><text:span text:style-name="T84">aid </text:span><text:span text:style-name="T88">research </text:span><text:span text:style-name="T84">paleontologists i</text:span><text:span text:style-name="T83">n </text:span><text:span text:style-name="T84">d</text:span><text:span text:style-name="T83">ocumenting </text:span><text:span text:style-name="T84">e</text:span><text:span text:style-name="T83">xpeditions </text:span><text:span text:style-name="T87">in</text:span><text:span text:style-name="T84"> a team </text:span><text:span text:style-name="T85">of </text:span><text:span text:style-name="T86">5</text:span></text:p>
        </text:list-item>
      </text:list>
      <text:p text:style-name="P18">Competitions</text:p>
      <text:p text:style-name="P17"><text:span text:style-name="T19">ACM Regional Collegiate Programming Competition (ICPC) at </text:span><text:span text:style-name="T25">Manhattan</text:span><text:span text:style-name="T19"> College </text:span><text:span text:style-name="T61">| </text:span><text:span text:style-name="T66">Team Coach</text:span><text:span text:style-name="T19"><text:tab/><text:tab/><text:tab/></text:span><text:span text:style-name="T61">Nov </text:span><text:span text:style-name="T76">‘</text:span><text:span text:style-name="T61">1</text:span><text:span text:style-name="T66">6</text:span></text:p>
      <text:p text:style-name="P17"><text:span text:style-name="T19">ACM Regional Collegiate Programming Competition (ICPC) at Queens College </text:span><text:span text:style-name="T61">| </text:span><text:span text:style-name="T66">Team Coach &amp; Competitor</text:span><text:span text:style-name="T30"><text:tab/></text:span><text:span text:style-name="T61">Nov </text:span><text:span text:style-name="T76">‘</text:span><text:span text:style-name="T61">1</text:span><text:span text:style-name="T65">5</text:span></text:p>
      <text:p text:style-name="P7"><text:span text:style-name="T19">ACM Programming Competition at Binghamton University </text:span><text:span text:style-name="T62">| 3</text:span><text:span text:style-name="T67">rd</text:span><text:span text:style-name="T62"> </text:span><text:span text:style-name="T66">O</text:span><text:span text:style-name="T62">verall </text:span><text:span text:style-name="T64">and</text:span><text:span text:style-name="T62"> </text:span><text:span text:style-name="T66">F</text:span><text:span text:style-name="T62">reshman </text:span><text:span text:style-name="T66">P</text:span><text:span text:style-name="T62">rize</text:span><text:span text:style-name="T19"><text:tab/><text:tab/><text:tab/></text:span><text:span text:style-name="T76">Dec ‘14</text:span></text:p>
      <text:p text:style-name="P7"><text:span text:style-name="T19">ACM Regional Collegiate Programming Competition (ICPC) at St. Joseph’s College<text:tab/> </text:span><text:span text:style-name="T62">| 4</text:span><text:span text:style-name="T67">th</text:span><text:span text:style-name="T62"> </text:span><text:span text:style-name="T66">F</text:span><text:span text:style-name="T62">r</text:span><text:span text:style-name="T63">e</text:span><text:span text:style-name="T62">sh/</text:span><text:span text:style-name="T66">S</text:span><text:span text:style-name="T62">oph team</text:span><text:span text:style-name="T21"><text:tab/></text:span><text:span text:style-name="T19"><text:tab/></text:span><text:span text:style-name="T76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60</meta:editing-cycles>
    <meta:print-date>2015-04-28T02:00:00</meta:print-date>
    <meta:creation-date>2014-11-04T03:52:00</meta:creation-date>
    <dc:date>2017-07-27T23:57:48.492469828</dc:date>
    <meta:editing-duration>PT9H10M32S</meta:editing-duration>
    <meta:generator>LibreOffice/5.1.6.2$Linux_X86_64 LibreOffice_project/10m0$Build-2</meta:generator>
    <meta:document-statistic meta:table-count="0" meta:image-count="0" meta:object-count="0" meta:page-count="1" meta:paragraph-count="54" meta:word-count="459" meta:character-count="3501" meta:non-whitespace-character-count="27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